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anda Farmer<text:tab/><text:tab/><text:tab/>Java Script<text:tab/><text:tab/><text:tab/><text:tab/>January 14, 20008</text:p>
      <text:p text:style-name="Standard"/>
      <text:p text:style-name="Standard"/>
      <text:p text:style-name="Standard"><text:tab/>Java Script was created by Brendan Eich of Netscape in April 1995. He originally named it </text:p>
      <text:p text:style-name="Standard"/>
      <text:p text:style-name="Standard">Mocha, then later changed the name to LiveScript, and finally to Java Script<text:span text:style-name="T1">.</text:span><text:span text:style-name="T2"> In December 2005, Java </text:span></text:p>
      <text:p text:style-name="P1"/>
      <text:p text:style-name="P1">Script was introduced and deployed in the Netscape browser version 2.0B3. Java Script is a scripting </text:p>
      <text:p text:style-name="P1"/>
      <text:p text:style-name="P1">language used to enable web authors to design interactive sites. Java Script was influenced by many </text:p>
      <text:p text:style-name="P1"/>
      <text:p text:style-name="P1">languages and was designed to look like Java, but be easier for non-programmers to work with. Java </text:p>
      <text:p text:style-name="P1"/>
      <text:p text:style-name="P1">Script can interact with HTML source code, enabling web authors to spice up their sites with dynamic </text:p>
      <text:p text:style-name="P1"/>
      <text:p text:style-name="P1">content. The benefits of Java Script are: associative arrays, loosely typed variables, regular expressions, </text:p>
      <text:p text:style-name="P1"/>
      <text:p text:style-name="P1">object and classes, highly evolved date, math and string libraries, and W3C DOM support in the Java</text:p>
      <text:p text:style-name="P1"/>
      <text:p text:style-name="P1">Script.</text:p>
      <text:p text:style-name="P1"/>
      <text:p text:style-name="P1"><text:tab/> <text:s text:c="3"/>Java Script and Java are both very similar but quite different at the same time. <text:s/>Java was </text:p>
      <text:p text:style-name="P1"/>
      <text:p text:style-name="Standard"><text:span text:style-name="T2">developed </text:span>by Sun Microsystems to be used for TV set-top video on demand applications. Java is a full-</text:p>
      <text:p text:style-name="Standard"/>
      <text:p text:style-name="Standard">blown, server-side, programming language. One main difficulty is that like any other programming </text:p>
      <text:p text:style-name="Standard"/>
      <text:p text:style-name="Standard">language but must be compiled with a Java compiler. When writing programs in Java, the programmer <text:s/></text:p>
      <text:p text:style-name="Standard"/>
      <text:p text:style-name="Standard">must have a structure and a specific order of execution. Java Script is a client-side scripting language. </text:p>
      <text:p text:style-name="Standard"/>
      <text:p text:style-name="Standard">Java Script allows web authors and developers the ability to create dynamic design features without </text:p>
      <text:p text:style-name="Standard"/>
      <text:p text:style-name="Standard">burdening the server. Java Script was designed interact with Java without having to interact with </text:p>
      <text:p text:style-name="Standard"/>
      <text:p text:style-name="Standard">servers or perform Common Gateway Interface scripting. It resides within HTML documents. When </text:p>
      <text:p text:style-name="Standard"/>
      <text:p text:style-name="Standard">writing programs in Java Script, the scripts can be scattered in various parts of an HTML document. </text:p>
      <text:p text:style-name="Standard"/>
      <text:p text:style-name="Standard"/>
      <text:p text:style-name="Standard"/>
      <text:p text:style-name="Standard"><text:s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01-14T11:00:14</meta:creation-date>
    <dc:date>2009-01-14T13:36:16</dc:date>
    <meta:editing-cycles>3</meta:editing-cycles>
    <meta:editing-duration>PT4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283" meta:character-count="1748"/>
  </office:meta>
</office:document-meta>
</file>